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4.786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14.786cm"/>
    </style:style>
    <style:style style:name="pr10" style:family="presentation" style:parent-style-name="Vivid2-notes">
      <style:graphic-properties draw:fill-color="#ffffff" fo:min-height="12.464cm"/>
    </style:style>
    <style:style style:name="pr11" style:family="presentation" style:parent-style-name="Vivid2-subtitle">
      <style:graphic-properties draw:fill-color="#ffffff" fo:min-height="14.98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PUDUI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Reunite Healthcar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<text:span text:style-name="T1">Problem?</text:span>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 text:style-name="P2">The major entities of the health care industry </text:p>
                <text:p text:style-name="P2">Are Not UNITED !!!</text:p>
                <text:p text:style-name="P2"/>
                <text:p text:style-name="P2">Why is it so inconvenient to stay health?</text:p>
                <text:p text:style-name="P2"/>
                <text:p text:style-name="P2">Did you know that many Insurance Companies </text:p>
                <text:p text:style-name="P2">Still Physically Send Auditors !!! <text:s text:c="3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2.337cm" presentation:class="subtitle" presentation:user-transformed="true">
          <draw:text-box>
            <text:p>PUDUI WILL bring Chang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<text:span text:style-name="T2">Who are we?</text:span>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header>
                <text:p>A Patient who got Impatient</text:p>
                <text:p/>
                <text:p>We want to create a Healthcare Hub </text:p>
                <text:p/>
                <text:p>We attempt to tackle problems using software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<text:span text:style-name="T2">Our Solution</text:span>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header>
                <text:p>A Web Application for 3 types of users</text:p>
                <text:list>
                  <text:list-item>
                    <text:p>The Patient</text:p>
                  </text:list-item>
                  <text:list-item>
                    <text:p>The Doctor</text:p>
                  </text:list-item>
                  <text:list-item>
                    <text:p>The Insurance Company</text:p>
                  </text:list-item>
                </text:list>
                <text:p/>
                <text:p>Why would they want to switch to our solution?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<text:span text:style-name="T2">Patient</text:span>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header>
                <text:p>We provide the Patient a very convenient way to </text:p>
                <text:list>
                  <text:list-item>
                    <text:p>Communicate with their Doctor</text:p>
                  </text:list-item>
                  <text:list-item>
                    <text:p>Make an appointment</text:p>
                  </text:list-item>
                  <text:list-item>
                    <text:p>Manage their health records</text:p>
                  </text:list-item>
                </text:list>
                <text:p/>
                <text:p>Galaxy S9 has a blood pressure sensor</text:p>
                <text:p/>
                <text:p>Health care <text:s/>shouldn’t race technological innovation </text:p>
                <text:p>Health care should embrace it <text:s text:c="3"/></text:p>
              </text:list-header>
            </text:list>
          </draw:text-box>
        </draw:frame>
        <draw:frame draw:style-name="gr2" draw:text-style-name="P5" draw:layer="layout" svg:width="30.086cm" svg:height="14.986cm" svg:x="1.664cm" svg:y="5.08cm">
          <draw:text-box>
            <text:p/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<text:span text:style-name="T2">Doctor</text:span>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header>
                <text:p>Our Doctors today are either </text:p>
                <text:list>
                  <text:list-item>
                    <text:p>So busy that they don’t even know their own schedule</text:p>
                  </text:list-item>
                  <text:list-item>
                    <text:p>Or so under worked due to lack of business</text:p>
                    <text:p/>
                  </text:list-item>
                </text:list>
                <text:p>We help Doctors in both situations </text:p>
                <text:list>
                  <text:list-item>
                    <text:p>We have a calender to manage their time</text:p>
                  </text:list-item>
                  <text:list-item>
                    <text:p>We have a search function to allow for all Doctors to be discovered 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<text:span text:style-name="T2">Insurance</text:span></text:p>
          </draw:text-box>
        </draw:frame>
        <draw:frame presentation:style-name="pr9" draw:layer="layout" svg:width="30.086cm" svg:height="14.986cm" svg:x="1.664cm" svg:y="5.08cm" presentation:class="outline">
          <draw:text-box>
            <text:list text:style-name="L2">
              <text:list-header>
                <text:p>What the heck can the Insurance company do?</text:p>
                <text:p/>
                <text:p>Stop sending auditors (Your welcome doctors)</text:p>
                <text:p/>
                <text:p>**Idea : What if the Insurance Company offered a plan where the more data the user provides, the lower their rates?</text:p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0" presentation:use-date-time-name="dtd1">
        <office:forms form:automatic-focus="false" form:apply-design-mode="false"/>
        <draw:frame presentation:style-name="pr11" draw:text-style-name="P4" draw:layer="layout" svg:width="30.086cm" svg:height="14.986cm" svg:x="1.664cm" svg:y="5.08cm" presentation:class="subtitle">
          <draw:text-box>
            <text:p>Now the Technical Stuff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4" draw:layer="layout" svg:width="29.996cm" svg:height="16.255cm" svg:x="1.664cm" svg:y="0.837cm">
          <draw:text-box>
            <text:p>Jk lol, Its Demo Tim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09:25:37.190008556</meta:creation-date>
    <meta:editing-duration>PT4M12S</meta:editing-duration>
    <meta:editing-cycles>2</meta:editing-cycles>
    <meta:generator>LibreOffice/5.4.5.1$Linux_X86_64 LibreOffice_project/40m0$Build-1</meta:generator>
    <dc:date>2018-04-08T10:02:10.537263736</dc:date>
    <meta:document-statistic meta:object-count="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